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afb8"/>
    </style:style>
    <style:style style:name="T1" style:family="text">
      <style:text-properties officeooo:rsid="000daf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C2602<text:tab/><text:tab/>ICRS coord. (ep=J2000) :<text:tab/> 160.742 -64.400 ( Optical )</text:span></text:p>
      <text:p text:style-name="P1"><text:span text:style-name="T1">M1<text:tab/><text:tab/><text:tab/>ICRS coord. (ep=J2000) :<text:tab/> 083.63308 +22.01450 </text:span></text:p>
      <text:p text:style-name="P1"><text:span text:style-name="T1">M3<text:tab/><text:tab/><text:tab/>ICRS coord. (ep=J2000) :<text:tab/> 205.54842 +28.37728 ( Optical )</text:span></text:p>
      <text:p text:style-name="P1"><text:span text:style-name="T1">M4<text:tab/><text:tab/><text:tab/>ICRS coord. (ep=J2000) :<text:tab/> 245.89675 -26.52575 ( Optical ) </text:span></text:p>
      <text:p text:style-name="P1"><text:span text:style-name="T1">M31<text:tab/><text:tab/><text:tab/>ICRS coord. (ep=J2000) :<text:tab/> 010.684708 +41.268750 ( Infrared )</text:span></text:p>
      <text:p text:style-name="P1"><text:span text:style-name="T1">M33<text:tab/><text:tab/><text:tab/>ICRS coord. (ep=J2000) :<text:tab/> 023.462100 +30.659942 ( Infrared )</text:span></text:p>
      <text:p text:style-name="P1"><text:span text:style-name="T1">M34<text:tab/><text:tab/><text:tab/>ICRS coord. (ep=J2000) :<text:tab/> 040.521 +42.762 ( Optical )</text:span></text:p>
      <text:p text:style-name="P1"><text:span text:style-name="T1">M45<text:tab/><text:tab/><text:tab/>ICRS coord. (ep=J2000) :<text:tab/> 056.750 +24.117 ( Optical )</text:span></text:p>
      <text:p text:style-name="P1"><text:span text:style-name="T1">M57<text:tab/><text:tab/><text:tab/>ICRS coord. (ep=J2000) :<text:tab/> 283.396163 +33.029175 ( ~ )</text:span></text:p>
      <text:p text:style-name="P1"><text:span text:style-name="T1">M81<text:tab/><text:tab/><text:tab/>ICRS coord. (ep=J2000) :<text:tab/> 148.88822108 +69.06529472 ( Radio )</text:span></text:p>
      <text:p text:style-name="P1"><text:span text:style-name="T1">NGC884<text:tab/><text:tab/>ICRS coord. (ep=J2000) :<text:tab/> 035.596 +57.125 ( Optical )</text:span></text:p>
      <text:p text:style-name="P1"><text:span text:style-name="T1">NGC4945<text:tab/><text:tab/>ICRS coord. (ep=J2000) :<text:tab/> 196.363663 -49.467900 ( Infrared )</text:span></text:p>
      <text:p text:style-name="P1"><text:span text:style-name="T1">*gam And<text:tab/><text:tab/>ICRS coord. (ep=J2000) :<text:tab/> 030.97480121 +42.32972842 ( Optical )</text:span></text:p>
      <text:p text:style-name="P1"><text:span text:style-name="T1">*gam Leo<text:tab/><text:tab/>ICRS coord. (ep=J2000) :<text:tab/> 154.99312733 +19.84148522 ( Optical )</text:span></text:p>
      <text:p text:style-name="P1"><text:span text:style-name="T1">Peacock<text:tab/><text:tab/>ICRS coord. (ep=J2000) :<text:tab/> 306.41190437 -56.73508973 ( Optical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letype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8:56:41</meta:creation-date>
    <meta:print-date>2014-02-27T19:07:54</meta:print-date>
    <dc:date>2014-02-27T23:22:25</dc:date>
    <meta:editing-duration>PT4H10M29S</meta:editing-duration>
    <meta:editing-cycles>1</meta:editing-cycles>
    <meta:document-statistic meta:table-count="0" meta:image-count="0" meta:object-count="0" meta:page-count="1" meta:paragraph-count="15" meta:word-count="149" meta:character-count="961" meta:non-whitespace-character-count="786"/>
    <meta:generator>LibreOffice/3.6$MacOSX_x86 LibreOffice_project/e29a214-2bbed72-0621de6-a97528c-8f066d</meta:generator>
  </office:meta>
</office:document-meta>
</file>